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1.252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0.871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722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805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579cm"/>
    </style:style>
    <style:style style:name="co41" style:family="table-column">
      <style:table-column-properties fo:break-before="auto" style:column-width="2.859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108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 table:formula="of:=[.J2]/[.O$101]" office:value-type="float" office:value="12.4567474048443" calcext:value-type="float">
            <text:p>12.457</text:p>
          </table:table-cell>
          <table:table-cell table:style-name="ce44" table:formula="of:=[.J2]/[.W2]" office:value-type="float" office:value="14.45" calcext:value-type="float">
            <text:p>14.45</text:p>
          </table:table-cell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 table:formula="of:=[.J3]/[.Q$101]" office:value-type="float" office:value="12.3529411764706" calcext:value-type="float">
            <text:p>12.353</text:p>
          </table:table-cell>
          <table:table-cell table:style-name="ce44" table:formula="of:=[.J3]/[.W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 table:formula="of:=[.J4]/[.Q$104]" office:value-type="float" office:value="14.1666666666667" calcext:value-type="float">
            <text:p>14.167</text:p>
          </table:table-cell>
          <table:table-cell table:style-name="ce44" table:formula="of:=[.J4]/[.W4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 table:formula="of:=[.J5]/[.Q$101]" office:value-type="float" office:value="10" calcext:value-type="float">
            <text:p>10.000</text:p>
          </table:table-cell>
          <table:table-cell table:style-name="ce44" table:formula="of:=[.J5]/[.W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 table:formula="of:=[.J6]/[.R$101]" office:value-type="float" office:value="10.1604278074866" calcext:value-type="float">
            <text:p>10.160</text:p>
          </table:table-cell>
          <table:table-cell table:style-name="ce44" table:formula="of:=[.J6]/[.W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 table:formula="of:=[.J7]/[.R$101]" office:value-type="float" office:value="8.02139037433155" calcext:value-type="float">
            <text:p>8.021</text:p>
          </table:table-cell>
          <table:table-cell table:style-name="ce44" table:formula="of:=[.J7]/[.W7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 table:formula="of:=[.J8]/[.R$101]" office:value-type="float" office:value="11.2299465240642" calcext:value-type="float">
            <text:p>11.230</text:p>
          </table:table-cell>
          <table:table-cell table:style-name="ce44" table:formula="of:=[.J8]/[.W8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 table:formula="of:=[.W8]" office:value-type="float" office:value="11.2299465240642" calcext:value-type="float">
            <text:p>11.230</text:p>
          </table:table-cell>
          <table:table-cell table:style-name="ce44" table:formula="of:=[.J9]/[.W9]" office:value-type="float" office:value="21.3714285714286" calcext:value-type="float">
            <text:p>21.3714285714286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 table:formula="of:=[.J10]/[.Q$101]" office:value-type="float" office:value="12.3529411764706" calcext:value-type="float">
            <text:p>12.353</text:p>
          </table:table-cell>
          <table:table-cell table:style-name="ce44" table:formula="of:=[.J10]/[.W10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 table:formula="of:=[.J11]/[.Q$101]" office:value-type="float" office:value="7.05882352941176" calcext:value-type="float">
            <text:p>7.059</text:p>
          </table:table-cell>
          <table:table-cell table:style-name="ce44" table:formula="of:=[.J11]/[.W11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 table:formula="of:=[.J12]/[.P$101]" office:value-type="float" office:value="6.5359477124183" calcext:value-type="float">
            <text:p>6.536</text:p>
          </table:table-cell>
          <table:table-cell table:style-name="ce44" table:formula="of:=[.J12]/[.W12]" office:value-type="float" office:value="15.3" calcext:value-type="float">
            <text:p>15.3</text:p>
          </table:table-cell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 table:formula="of:=[.J13]/[.Q$101]" office:value-type="float" office:value="7.05882352941176" calcext:value-type="float">
            <text:p>7.059</text:p>
          </table:table-cell>
          <table:table-cell table:style-name="ce44" table:formula="of:=[.J13]/[.W1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 table:formula="of:=[.J14]/[.S$101]" office:value-type="float" office:value="8.43989769820972" calcext:value-type="float">
            <text:p>8.440</text:p>
          </table:table-cell>
          <table:table-cell table:style-name="ce44" table:formula="of:=[.J14]/[.W14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 table:formula="of:=[.J15]/[.S$101]*0.95" office:value-type="float" office:value="10.690537084399" calcext:value-type="float">
            <text:p>10.691</text:p>
          </table:table-cell>
          <table:table-cell table:style-name="ce44" table:formula="of:=[.J15]/[.W15]" office:value-type="float" office:value="20.578947368421" calcext:value-type="float">
            <text:p>20.578947368421</text:p>
          </table:table-cell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 table:formula="of:=[.J16]/[.R$101]" office:value-type="float" office:value="7.48663101604278" calcext:value-type="float">
            <text:p>7.487</text:p>
          </table:table-cell>
          <table:table-cell table:style-name="ce44" table:formula="of:=[.J16]/[.W1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 table:formula="of:=[.J17]/[.S$101]" office:value-type="float" office:value="11.2531969309463" calcext:value-type="float">
            <text:p>11.253</text:p>
          </table:table-cell>
          <table:table-cell table:style-name="ce44" table:formula="of:=[.J17]/[.W17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 table:formula="of:=[.J19]/[.R$100]" office:value-type="float" office:value="4.31818181818182" calcext:value-type="float">
            <text:p>4.318</text:p>
          </table:table-cell>
          <table:table-cell table:style-name="ce44" table:formula="of:=[.J19]/[.W19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 table:formula="of:=[.J20]/[.P$100]" office:value-type="float" office:value="6.66666666666667" calcext:value-type="float">
            <text:p>6.667</text:p>
          </table:table-cell>
          <table:table-cell table:style-name="ce44" table:formula="of:=[.J20]/[.W20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 table:formula="of:=[.J21]/[.S$100]" office:value-type="float" office:value="4.34782608695652" calcext:value-type="float">
            <text:p>4.348</text:p>
          </table:table-cell>
          <table:table-cell table:style-name="ce44" table:formula="of:=[.J21]/[.W2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 table:formula="of:=[.J22]/[.Q$100]" office:value-type="float" office:value="5" calcext:value-type="float">
            <text:p>5.000</text:p>
          </table:table-cell>
          <table:table-cell table:style-name="ce44" table:formula="of:=[.J22]/[.W22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 table:formula="of:=[.J23]/[.R$100]" office:value-type="float" office:value="4.54545454545455" calcext:value-type="float">
            <text:p>4.545</text:p>
          </table:table-cell>
          <table:table-cell table:style-name="ce44" table:formula="of:=[.J23]/[.W23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 table:formula="of:=[.J24]/[.R$100]" office:value-type="float" office:value="4.54545454545455" calcext:value-type="float">
            <text:p>4.545</text:p>
          </table:table-cell>
          <table:table-cell table:style-name="ce44" table:formula="of:=[.J24]/[.W24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 table:formula="of:=[.J25]/[.O$100]" office:value-type="float" office:value="6.47058823529412" calcext:value-type="float">
            <text:p>6.471</text:p>
          </table:table-cell>
          <table:table-cell table:style-name="ce44" table:formula="of:=[.J25]/[.W2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 table:formula="of:=[.J26]/[.S$100]" office:value-type="float" office:value="5.65217391304348" calcext:value-type="float">
            <text:p>5.652</text:p>
          </table:table-cell>
          <table:table-cell table:style-name="ce44" table:formula="of:=[.J26]/[.W26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 table:formula="of:=[.J27]/[.Q$100]" office:value-type="float" office:value="4" calcext:value-type="float">
            <text:p>4.000</text:p>
          </table:table-cell>
          <table:table-cell table:style-name="ce44" table:formula="of:=[.J27]/[.W27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 table:formula="of:=[.J28]/[.P$100]" office:value-type="float" office:value="4.44444444444444" calcext:value-type="float">
            <text:p>4.444</text:p>
          </table:table-cell>
          <table:table-cell table:style-name="ce44" table:formula="of:=[.J28]/[.W28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 table:formula="of:=[.J29]/[.O$100]" office:value-type="float" office:value="4.70588235294118" calcext:value-type="float">
            <text:p>4.706</text:p>
          </table:table-cell>
          <table:table-cell table:style-name="ce44" table:formula="of:=[.J29]/[.W29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 table:formula="of:=[.J30]/[.R$100]" office:value-type="float" office:value="4.54545454545455" calcext:value-type="float">
            <text:p>4.545</text:p>
          </table:table-cell>
          <table:table-cell table:style-name="ce44" table:formula="of:=[.J30]/[.W30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 table:formula="of:=[.J31]/[.R$100]" office:value-type="float" office:value="5" calcext:value-type="float">
            <text:p>5.000</text:p>
          </table:table-cell>
          <table:table-cell table:style-name="ce44" table:formula="of:=[.J31]/[.W31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 table:formula="of:=[.W31]" office:value-type="float" office:value="5" calcext:value-type="float">
            <text:p>5.000</text:p>
          </table:table-cell>
          <table:table-cell table:style-name="ce44" table:formula="of:=[.J32]/[.W32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 table:formula="of:=[.J33]/[.S$100]" office:value-type="float" office:value="4.78260869565217" calcext:value-type="float">
            <text:p>4.783</text:p>
          </table:table-cell>
          <table:table-cell table:style-name="ce44" table:formula="of:=[.J33]/[.W33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 table:formula="of:=[.W33]" office:value-type="float" office:value="4.78260869565217" calcext:value-type="float">
            <text:p>4.783</text:p>
          </table:table-cell>
          <table:table-cell table:style-name="ce44" table:formula="of:=[.J34]/[.W34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 table:formula="of:=[.J35]/[.S$100]" office:value-type="float" office:value="4.78260869565217" calcext:value-type="float">
            <text:p>4.783</text:p>
          </table:table-cell>
          <table:table-cell table:style-name="ce44" table:formula="of:=[.J35]/[.W3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 table:formula="of:=[.W35]" office:value-type="float" office:value="4.78260869565217" calcext:value-type="float">
            <text:p>4.783</text:p>
          </table:table-cell>
          <table:table-cell table:style-name="ce44" table:formula="of:=[.J36]/[.W36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 table:formula="of:=[.J38]/[.P$99]" office:value-type="float" office:value="3.7037037037037" calcext:value-type="float">
            <text:p>3.704</text:p>
          </table:table-cell>
          <table:table-cell table:style-name="ce44" table:formula="of:=[.J38]/[.W38]" office:value-type="float" office:value="24.3" calcext:value-type="float">
            <text:p>24.3</text:p>
          </table:table-cell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 table:formula="of:=[.J39]/[.S$99]" office:value-type="float" office:value="2.57648953301127" calcext:value-type="float">
            <text:p>2.576</text:p>
          </table:table-cell>
          <table:table-cell table:style-name="ce44" table:formula="of:=[.J39]/[.W39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 table:formula="of:=[.J40]/[.P$99]" office:value-type="float" office:value="3.29218106995885" calcext:value-type="float">
            <text:p>3.292</text:p>
          </table:table-cell>
          <table:table-cell table:style-name="ce44" table:formula="of:=[.J40]/[.W40]" office:value-type="float" office:value="24.3" calcext:value-type="float">
            <text:p>24.3</text:p>
          </table:table-cell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 table:formula="of:=[.J41]/[.R$99]" office:value-type="float" office:value="2.35690235690236" calcext:value-type="float">
            <text:p>2.357</text:p>
          </table:table-cell>
          <table:table-cell table:style-name="ce44" table:formula="of:=[.J41]/[.W41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 table:formula="of:=[.J42]/[.Q$99]" office:value-type="float" office:value="1.85185185185185" calcext:value-type="float">
            <text:p>1.852</text:p>
          </table:table-cell>
          <table:table-cell table:style-name="ce44" table:formula="of:=[.J42]/[.W42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 table:formula="of:=[.J43]/[.Q$99]" office:value-type="float" office:value="3.7037037037037" calcext:value-type="float">
            <text:p>3.704</text:p>
          </table:table-cell>
          <table:table-cell table:style-name="ce44" table:formula="of:=[.J43]/[.W43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 table:formula="of:=[.J44]/[.S$99]" office:value-type="float" office:value="2.41545893719807" calcext:value-type="float">
            <text:p>2.415</text:p>
          </table:table-cell>
          <table:table-cell table:style-name="ce44" table:formula="of:=[.J44]/[.W44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 table:formula="of:=[.W44]" office:value-type="float" office:value="2.41545893719807" calcext:value-type="float">
            <text:p>2.415</text:p>
          </table:table-cell>
          <table:table-cell table:style-name="ce44" table:formula="of:=[.J45]/[.W45]" office:value-type="float" office:value="47.61" calcext:value-type="float">
            <text:p>47.61</text:p>
          </table:table-cell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 table:formula="of:=[.J46]/[.R$99]" office:value-type="float" office:value="3.7037037037037" calcext:value-type="float">
            <text:p>3.704</text:p>
          </table:table-cell>
          <table:table-cell table:style-name="ce44" table:formula="of:=[.J46]/[.W46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 table:formula="of:=[.W46]" office:value-type="float" office:value="3.7037037037037" calcext:value-type="float">
            <text:p>3.704</text:p>
          </table:table-cell>
          <table:table-cell table:style-name="ce44" table:formula="of:=[.J47]/[.W47]" office:value-type="float" office:value="35.1" calcext:value-type="float">
            <text:p>35.1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 table:formula="of:=[.J49]/[.P$98]" office:value-type="float" office:value="1.80555555555556" calcext:value-type="float">
            <text:p>1.806</text:p>
          </table:table-cell>
          <table:table-cell table:style-name="ce44" table:formula="of:=[.J49]/[.W49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 table:formula="of:=[.J50]/[.Q$98]" office:value-type="float" office:value="1.5" calcext:value-type="float">
            <text:p>1.500</text:p>
          </table:table-cell>
          <table:table-cell table:style-name="ce44" table:formula="of:=[.J50]/[.W50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 table:formula="of:=[.J51]/[.P$98]" office:value-type="float" office:value="1.94444444444444" calcext:value-type="float">
            <text:p>1.944</text:p>
          </table:table-cell>
          <table:table-cell table:style-name="ce44" table:formula="of:=[.J51]/[.W51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 table:formula="of:=[.J52]/[.R$98]" office:value-type="float" office:value="0.909090909090909" calcext:value-type="float">
            <text:p>0.909</text:p>
          </table:table-cell>
          <table:table-cell table:style-name="ce44" table:formula="of:=[.J52]/[.W52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 table:formula="of:=[.J53]/[.S$98]" office:value-type="float" office:value="1.30434782608696" calcext:value-type="float">
            <text:p>1.304</text:p>
          </table:table-cell>
          <table:table-cell table:style-name="ce44" table:formula="of:=[.J53]/[.W53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 table:formula="of:=[.J54]/[.S$98]" office:value-type="float" office:value="2.06521739130435" calcext:value-type="float">
            <text:p>2.065</text:p>
          </table:table-cell>
          <table:table-cell table:style-name="ce44" table:formula="of:=[.J54]/[.W54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 table:formula="of:=[.W54]" office:value-type="float" office:value="2.06521739130435" calcext:value-type="float">
            <text:p>2.065</text:p>
          </table:table-cell>
          <table:table-cell table:style-name="ce44" table:formula="of:=[.J55]/[.W55]" office:value-type="float" office:value="55.6842105263158" calcext:value-type="float">
            <text:p>55.6842105263158</text:p>
          </table:table-cell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 table:formula="of:=[.J56]/[.R$98]" office:value-type="float" office:value="2.61363636363636" calcext:value-type="float">
            <text:p>2.614</text:p>
          </table:table-cell>
          <table:table-cell table:style-name="ce44" table:formula="of:=[.J56]/[.W56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 table:formula="of:=[.W56]" office:value-type="float" office:value="2.61363636363636" calcext:value-type="float">
            <text:p>2.614</text:p>
          </table:table-cell>
          <table:table-cell table:style-name="ce44" table:formula="of:=[.J57]/[.W57]" office:value-type="float" office:value="49.7391304347826" calcext:value-type="float">
            <text:p>49.7391304347826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 table:formula="of:=[.J59]/[.R$104]" office:value-type="float" office:value="13.6363636363636" calcext:value-type="float">
            <text:p>13.636</text:p>
          </table:table-cell>
          <table:table-cell table:style-name="ce44" table:formula="of:=[.J59]/[.W59]" office:value-type="float" office:value="6.6" calcext:value-type="float">
            <text:p>6.6</text:p>
          </table:table-cell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 table:formula="of:=[.J60]/[.P$104]" office:value-type="float" office:value="15.7407407407407" calcext:value-type="float">
            <text:p>15.741</text:p>
          </table:table-cell>
          <table:table-cell table:style-name="ce44" table:formula="of:=[.J60]/[.W60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 table:formula="of:=[.J61]/[.P$104]" office:value-type="float" office:value="15.7407407407407" calcext:value-type="float">
            <text:p>15.741</text:p>
          </table:table-cell>
          <table:table-cell table:style-name="ce44" table:formula="of:=[.J61]/[.W61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 table:formula="of:=[.J63]/[.Q$103]" office:value-type="float" office:value="5.71428571428571" calcext:value-type="float">
            <text:p>5.714</text:p>
          </table:table-cell>
          <table:table-cell table:style-name="ce44" table:formula="of:=[.J63]/[.W6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 table:formula="of:=[.J64]/[.S$103]" office:value-type="float" office:value="4.96894409937888" calcext:value-type="float">
            <text:p>4.969</text:p>
          </table:table-cell>
          <table:table-cell table:style-name="ce44" table:formula="of:=[.J64]/[.W64]" office:value-type="float" office:value="16.1" calcext:value-type="float">
            <text:p>16.1</text:p>
          </table:table-cell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 table:formula="of:=[.J65]/[.P$103]" office:value-type="float" office:value="5.55555555555556" calcext:value-type="float">
            <text:p>5.556</text:p>
          </table:table-cell>
          <table:table-cell table:style-name="ce44" table:formula="of:=[.J65]/[.W65]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 table:formula="of:=[.J66]/[.O$103]" office:value-type="float" office:value="6.72268907563025" calcext:value-type="float">
            <text:p>6.723</text:p>
          </table:table-cell>
          <table:table-cell table:style-name="ce44" table:formula="of:=[.J66]/[.W66]" office:value-type="float" office:value="11.9" calcext:value-type="float">
            <text:p>11.9</text:p>
          </table:table-cell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 table:formula="of:=[.J67]/[.S$104]" office:value-type="float" office:value="11.5942028985507" calcext:value-type="float">
            <text:p>11.594</text:p>
          </table:table-cell>
          <table:table-cell table:style-name="ce44" table:formula="of:=[.J67]/[.W67]" office:value-type="float" office:value="6.9" calcext:value-type="float">
            <text:p>6.9</text:p>
          </table:table-cell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 table:formula="of:=[.J68]/[.R$104]" office:value-type="float" office:value="12.1212121212121" calcext:value-type="float">
            <text:p>12.121</text:p>
          </table:table-cell>
          <table:table-cell table:style-name="ce44" table:formula="of:=[.J68]/[.W68]" office:value-type="float" office:value="6.6" calcext:value-type="float">
            <text:p>6.6</text:p>
          </table:table-cell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 table:formula="of:=[.J69]/[.R$103]" office:value-type="float" office:value="2.5974025974026" calcext:value-type="float">
            <text:p>2.597</text:p>
          </table:table-cell>
          <table:table-cell table:style-name="ce44" table:formula="of:=[.J69]/[.W69]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 table:formula="of:=[.J71]/[.S$102]" office:value-type="float" office:value="2.24887556221889" calcext:value-type="float">
            <text:p>2.249</text:p>
          </table:table-cell>
          <table:table-cell table:style-name="ce44" table:formula="of:=[.J71]/[.W71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 table:formula="of:=[.J72]/[.Q$102]" office:value-type="float" office:value="6.89655172413793" calcext:value-type="float">
            <text:p>6.897</text:p>
          </table:table-cell>
          <table:table-cell table:style-name="ce44" table:formula="of:=[.J72]/[.W72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 table:formula="of:=[.J73]/[.Q$102]" office:value-type="float" office:value="6.89655172413793" calcext:value-type="float">
            <text:p>6.897</text:p>
          </table:table-cell>
          <table:table-cell table:style-name="ce44" table:formula="of:=[.J73]/[.W73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 table:formula="of:=[.J74]/[.Q$102]" office:value-type="float" office:value="6.89655172413793" calcext:value-type="float">
            <text:p>6.897</text:p>
          </table:table-cell>
          <table:table-cell table:style-name="ce44" table:formula="of:=[.J74]/[.W74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 table:formula="of:=[.J75]/[.R$102]" office:value-type="float" office:value="3.44827586206897" calcext:value-type="float">
            <text:p>3.448</text:p>
          </table:table-cell>
          <table:table-cell table:style-name="ce44" table:formula="of:=[.J75]/[.W75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 table:formula="of:=[.J76]/[.R$102]" office:value-type="float" office:value="3.44827586206897" calcext:value-type="float">
            <text:p>3.448</text:p>
          </table:table-cell>
          <table:table-cell table:style-name="ce44" table:formula="of:=[.J76]/[.W76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 table:formula="of:=[.J77]/[.S$102]" office:value-type="float" office:value="1.34932533733133" calcext:value-type="float">
            <text:p>1.349</text:p>
          </table:table-cell>
          <table:table-cell table:style-name="ce44" table:formula="of:=[.J77]/[.W77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 table:formula="of:=[.J78]/[.P$102]" office:value-type="float" office:value="2.29885057471264" calcext:value-type="float">
            <text:p>2.299</text:p>
          </table:table-cell>
          <table:table-cell table:style-name="ce44" table:formula="of:=[.J78]/[.W78]" office:value-type="float" office:value="26.1" calcext:value-type="float">
            <text:p>26.1</text:p>
          </table:table-cell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 table:formula="of:=[.J79]/[.S$102]" office:value-type="float" office:value="2.99850074962519" calcext:value-type="float">
            <text:p>2.999</text:p>
          </table:table-cell>
          <table:table-cell table:style-name="ce44" table:formula="of:=[.J79]/[.W79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 table:formula="of:=[.J80]/[.R$102]" office:value-type="float" office:value="1.88087774294671" calcext:value-type="float">
            <text:p>1.881</text:p>
          </table:table-cell>
          <table:table-cell table:style-name="ce44" table:formula="of:=[.J80]/[.W80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 table:formula="of:=[.J81]/[.O$102]" office:value-type="float" office:value="4.05679513184584" calcext:value-type="float">
            <text:p>4.057</text:p>
          </table:table-cell>
          <table:table-cell table:style-name="ce44" table:formula="of:=[.J81]/[.W81]" office:value-type="float" office:value="24.65" calcext:value-type="float">
            <text:p>24.65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 table:formula="of:=[.J83]/[.P$97]" office:value-type="float" office:value="0.555555555555556" calcext:value-type="float">
            <text:p>0.556</text:p>
          </table:table-cell>
          <table:table-cell table:style-name="ce44" table:formula="of:=[.J83]/[.W83]" office:value-type="float" office:value="39.6" calcext:value-type="float">
            <text:p>39.6</text:p>
          </table:table-cell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 table:formula="of:=[.J84]/[.P$97]" office:value-type="float" office:value="0.555555555555556" calcext:value-type="float">
            <text:p>0.556</text:p>
          </table:table-cell>
          <table:table-cell table:style-name="ce44" table:formula="of:=[.J84]/[.W84]" office:value-type="float" office:value="39.6" calcext:value-type="float">
            <text:p>39.6</text:p>
          </table:table-cell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 table:formula="of:=[.J85]/[.O$97]" office:value-type="float" office:value="0.748663101604278" calcext:value-type="float">
            <text:p>0.749</text:p>
          </table:table-cell>
          <table:table-cell table:style-name="ce44" table:formula="of:=[.J85]/[.W85]" office:value-type="float" office:value="37.4" calcext:value-type="float">
            <text:p>37.4</text:p>
          </table:table-cell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 table:formula="of:=[.J86]/[.S$97]" office:value-type="float" office:value="0.592885375494071" calcext:value-type="float">
            <text:p>0.593</text:p>
          </table:table-cell>
          <table:table-cell table:style-name="ce44" table:formula="of:=[.J86]/[.W86]" office:value-type="float" office:value="50.6" calcext:value-type="float">
            <text:p>50.6</text:p>
          </table:table-cell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 table:formula="of:=[.J87]/[.R$97]" office:value-type="float" office:value="0.826446280991735" calcext:value-type="float">
            <text:p>0.826</text:p>
          </table:table-cell>
          <table:table-cell table:style-name="ce44" table:formula="of:=[.J87]/[.W87]" office:value-type="float" office:value="48.4" calcext:value-type="float">
            <text:p>48.4</text:p>
          </table:table-cell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 table:formula="of:=[.J88]/[.R$97]" office:value-type="float" office:value="0.826446280991735" calcext:value-type="float">
            <text:p>0.826</text:p>
          </table:table-cell>
          <table:table-cell table:style-name="ce44" table:formula="of:=[.J88]/[.W88]" office:value-type="float" office:value="48.4" calcext:value-type="float">
            <text:p>48.4</text:p>
          </table:table-cell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 table:formula="of:=[.J89]/[.Q$97]" office:value-type="float" office:value="0.681818181818182" calcext:value-type="float">
            <text:p>0.682</text:p>
          </table:table-cell>
          <table:table-cell table:style-name="ce44" table:formula="of:=[.J89]/[.W89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 table:formula="of:=[.J91]/[.Q$96]" office:value-type="float" office:value="0.56" calcext:value-type="float">
            <text:p>0.560</text:p>
          </table:table-cell>
          <table:table-cell table:style-name="ce44" table:formula="of:=[.J91]/[.W91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 table:formula="of:=[.J92]/[.R$96]" office:value-type="float" office:value="0.509090909090909" calcext:value-type="float">
            <text:p>0.509</text:p>
          </table:table-cell>
          <table:table-cell table:style-name="ce44" table:formula="of:=[.J92]/[.W92]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4"/>
        <table:table-column table:style-name="co21" table:default-cell-style-name="ce37"/>
        <table:table-column table:style-name="co22" table:default-cell-style-name="ce4"/>
        <table:table-column table:style-name="co4" table:default-cell-style-name="ce4"/>
        <table:table-column table:style-name="co7" table:default-cell-style-name="ce37"/>
        <table:table-column table:style-name="co23" table:default-cell-style-name="Default"/>
        <table:table-column table:style-name="co7" table:default-cell-style-name="Default"/>
        <table:table-column table:style-name="co24" table:default-cell-style-name="ce3"/>
        <table:table-column table:style-name="co9" table:default-cell-style-name="Default"/>
        <table:table-column table:style-name="co24" table:default-cell-style-name="Default"/>
        <table:table-column table:style-name="co24" table:default-cell-style-name="ce44"/>
        <table:table-column table:style-name="co24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7" table:default-cell-style-name="Default"/>
        <table:table-column table:style-name="co28" table:default-cell-style-name="ce8"/>
        <table:table-column table:style-name="co20" table:default-cell-style-name="ce44"/>
        <table:table-column table:style-name="co7" table:default-cell-style-name="ce44"/>
        <table:table-column table:style-name="co3" table:default-cell-style-name="ce8"/>
        <table:table-column table:style-name="co29" table:default-cell-style-name="ce8"/>
        <table:table-column table:style-name="co29" table:default-cell-style-name="ce75"/>
        <table:table-column table:style-name="co30" table:default-cell-style-name="ce44"/>
        <table:table-column table:style-name="co7" table:default-cell-style-name="ce8"/>
        <table:table-column table:style-name="co8" table:default-cell-style-name="ce8"/>
        <table:table-column table:style-name="co31" table:default-cell-style-name="Default"/>
        <table:table-column table:style-name="co10" table:default-cell-style-name="Default"/>
        <table:table-column table:style-name="co11" table:default-cell-style-name="ce44"/>
        <table:table-column table:style-name="co24" table:default-cell-style-name="ce74"/>
        <table:table-column table:style-name="co10" table:default-cell-style-name="ce30"/>
        <table:table-column table:style-name="co24" table:default-cell-style-name="ce85"/>
        <table:table-column table:style-name="co8" table:default-cell-style-name="ce63"/>
        <table:table-column table:style-name="co24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2]*[.P2]" office:value-type="float" office:value="82.6541325" calcext:value-type="float">
            <text:p>82.6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22" calcext:value-type="float">
            <text:p>822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52" calcext:value-type="float">
            <text:p>15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3]*[.P3]" office:value-type="float" office:value="72.503625" calcext:value-type="float">
            <text:p>72.50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21" calcext:value-type="float">
            <text:p>621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281" calcext:value-type="float">
            <text:p>28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4]*[.P4]" office:value-type="float" office:value="188.509425" calcext:value-type="float">
            <text:p>188.5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799" calcext:value-type="float">
            <text:p>799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159" calcext:value-type="float">
            <text:p>15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5]*[.P5]" office:value-type="float" office:value="94.2547125" calcext:value-type="float">
            <text:p>94.2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54" calcext:value-type="float">
            <text:p>454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04" calcext:value-type="float">
            <text:p>10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6]*[.P6]" office:value-type="float" office:value="12.0006" calcext:value-type="float">
            <text:p>12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3" calcext:value-type="float">
            <text:p>113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7]*[.P7]" office:value-type="float" office:value="34.0017" calcext:value-type="float">
            <text:p>34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80" calcext:value-type="float">
            <text:p>380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0" calcext:value-type="float">
            <text:p>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8]*[.P8]" office:value-type="float" office:value="23.00115" calcext:value-type="float">
            <text:p>23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36" calcext:value-type="float">
            <text:p>236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44" calcext:value-type="float">
            <text:p>-4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9]*[.P9]" office:value-type="float" office:value="20.001" calcext:value-type="float">
            <text:p>2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1" calcext:value-type="float">
            <text:p>131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9" calcext:value-type="float">
            <text:p>-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10]*[.P10]" office:value-type="float" office:value="40.002" calcext:value-type="float">
            <text:p>4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21" calcext:value-type="float">
            <text:p>221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49" calcext:value-type="float">
            <text:p>-4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1]*[.P11]" office:value-type="float" office:value="28.80144" calcext:value-type="float">
            <text:p>28.8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83" calcext:value-type="float">
            <text:p>18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3" calcext:value-type="float">
            <text:p>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2]*[.P12]" office:value-type="float" office:value="113.60568" calcext:value-type="float">
            <text:p>113.61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31" calcext:value-type="float">
            <text:p>631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61" calcext:value-type="float">
            <text:p>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3]*[.P13]" office:value-type="float" office:value="60.003" calcext:value-type="float">
            <text:p>6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288" calcext:value-type="float">
            <text:p>28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18" calcext:value-type="float">
            <text:p>1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4]*[.P14]" office:value-type="float" office:value="11.20056" calcext:value-type="float">
            <text:p>11.2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0" calcext:value-type="float">
            <text:p>100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0" calcext:value-type="float">
            <text:p>2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08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4" table:default-cell-style-name="Default"/>
        <table:table-column table:style-name="co19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29" table:number-columns-repeated="2" table:default-cell-style-name="Default"/>
        <table:table-column table:style-name="co12" table:default-cell-style-name="ce8"/>
        <table:table-column table:style-name="co31" table:default-cell-style-name="Default"/>
        <table:table-column table:style-name="co8" table:default-cell-style-name="Default"/>
        <table:table-column table:style-name="co24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5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Dense SOC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orath" table:style-name="ta1"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0" table:default-cell-style-name="Default"/>
        <table:table-row table:style-name="ro1">
          <table:table-cell table:style-name="ce94" office:value-type="string" calcext:value-type="string">
            <text:p>Kor Sestor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 Mereti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ath Exiles T1.5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1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Quarg" table:style-name="ta1">
        <table:table-column table:style-name="co17" table:default-cell-style-name="Default"/>
        <table:table-row table:style-name="ro1">
          <table:table-cell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6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18:18:37.015614779</dc:date>
    <meta:editing-duration>PT5H10M38S</meta:editing-duration>
    <meta:editing-cycles>50</meta:editing-cycles>
    <meta:generator>LibreOffice/6.4.7.2$Linux_X86_64 LibreOffice_project/40$Build-2</meta:generator>
    <meta:document-statistic meta:table-count="8" meta:cell-count="4632" meta:object-count="0"/>
  </office:meta>
</office:document-meta>
</file>